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_20__28_var_29_" draw:marker-end="Rounded_20_short_20_Arrow" draw:marker-end-width="0.508cm" draw:fill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cm" svg:height="1.9cm" svg:x="16.3cm" svg:y="10cm">
          <text:p text:style-name="P1">+increment()</text:p>
          <text:p text:style-name="P1">+getValue():i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2cm" svg:y1="13.5cm" svg:x2="20.2cm" svg:y2="12cm">
          <text:p/>
        </draw:line>
        <draw:custom-shape draw:style-name="gr1" draw:text-style-name="P2" draw:layer="layout" svg:width="7.4cm" svg:height="2cm" svg:x="16.3cm" svg:y="13.5cm">
          <text:p text:style-name="P2">MultiCoun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.9cm" svg:x="16.3cm" svg:y="15.5cm">
          <text:p text:style-name="P1">multiIncrement(n:in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2cm" svg:x="16.3cm" svg:y="8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.9cm" svg:x="16.3cm" svg:y="10cm">
          <text:p text:style-name="P1">increment()</text:p>
          <text:p text:style-name="P1">getValue():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34S</meta:editing-duration>
    <meta:editing-cycles>10</meta:editing-cycles>
    <meta:generator>LibreOffice/3.6$Linux_X86_64 LibreOffice_project/360m1$Build-2</meta:generator>
    <dc:date>2013-10-16T12:16:39</dc:date>
    <meta:document-statistic meta:object-count="6"/>
  </office:meta>
</office:document-meta>
</file>